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Arial" fo:font-size="10pt" fo:language="pt" fo:country="BR" style:font-size-asian="10pt" style:font-size-complex="10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style:font-name="Times New Roman" fo:font-weight="normal" style:font-weight-asian="normal" style:font-weight-complex="normal"/>
    </style:style>
    <style:style style:name="P15" style:family="paragraph" style:parent-style-name="Text_20_body">
      <style:text-properties fo:font-size="12pt" style:font-size-asian="12pt" style:font-size-complex="12pt"/>
    </style:style>
    <style:style style:name="P16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Standard">
      <style:paragraph-properties fo:margin-left="1.931cm" fo:margin-right="0cm" fo:text-indent="0cm" style:auto-text-indent="false"/>
      <style:text-properties fo:font-weight="bold" style:font-weight-asian="bold" style:font-weight-complex="bold"/>
    </style:style>
    <style:style style:name="P20" style:family="paragraph" style:parent-style-name="Standard">
      <style:paragraph-properties fo:margin-left="1.879cm" fo:margin-right="0cm" fo:text-indent="0cm" style:auto-text-indent="false"/>
    </style:style>
    <style:style style:name="P21" style:family="paragraph" style:parent-style-name="Standard">
      <style:paragraph-properties fo:margin-left="1.323cm" fo:margin-right="0cm" fo:text-indent="0cm" style:auto-text-indent="false"/>
      <style:text-properties fo:font-size="12pt" style:font-size-asian="12pt" style:font-size-complex="12pt"/>
    </style:style>
    <style:style style:name="P22" style:family="paragraph" style:parent-style-name="Text_20_body">
      <style:paragraph-properties fo:margin-left="1.958cm" fo:margin-right="0cm" fo:text-indent="0cm" style:auto-text-indent="false"/>
      <style:text-properties fo:font-size="12pt" style:font-size-asian="12pt" style:font-size-complex="12pt"/>
    </style:style>
    <style:style style:name="P23" style:family="paragraph" style:parent-style-name="Text_20_body">
      <style:paragraph-properties fo:margin-left="1.773cm" fo:margin-right="0cm" fo:text-align="justify" style:justify-single-word="false" fo:text-indent="0cm" style:auto-text-indent="false"/>
      <style:text-properties style:font-name="Times New Roman" fo:font-size="12pt" fo:language="pt" fo:country="BR" style:font-size-asian="12pt" style:font-size-complex="12pt"/>
    </style:style>
    <style:style style:name="P24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25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27" style:family="paragraph" style:parent-style-name="Text_20_body">
      <style:paragraph-properties fo:margin-left="0cm" fo:margin-right="0cm" fo:text-align="justify" style:justify-single-word="false" fo:text-indent="0.106cm" style:auto-text-indent="false"/>
    </style:style>
    <style:style style:name="P28" style:family="paragraph" style:parent-style-name="Standard" style:list-style-name="L8"/>
    <style:style style:name="P29" style:family="paragraph" style:parent-style-name="Standard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Standard">
      <style:paragraph-properties fo:margin-left="1.296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margin-left="1.879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33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4" style:family="paragraph" style:parent-style-name="Heading_20_2">
      <style:paragraph-properties fo:margin-left="0cm" fo:margin-right="0cm" fo:text-indent="0cm" style:auto-text-indent="false"/>
    </style:style>
    <style:style style:name="P35" style:family="paragraph" style:parent-style-name="Heading_20_2" style:list-style-name="L2">
      <style:paragraph-properties fo:margin-left="0cm" fo:margin-right="0cm" fo:text-indent="0cm" style:auto-text-indent="false"/>
    </style:style>
    <style:style style:name="P36" style:family="paragraph" style:parent-style-name="Heading_20_2" style:list-style-name="L5">
      <style:paragraph-properties fo:margin-left="0cm" fo:margin-right="0cm" fo:text-indent="0cm" style:auto-text-indent="false"/>
    </style:style>
    <style:style style:name="P37" style:family="paragraph" style:parent-style-name="Heading_20_2" style:list-style-name="L5">
      <style:paragraph-properties fo:margin-left="0cm" fo:margin-right="0cm" fo:text-indent="0cm" style:auto-text-indent="false">
        <style:tab-stops/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8" style:family="paragraph" style:parent-style-name="Heading_20_2" style:list-style-name="L5">
      <style:paragraph-properties fo:margin-left="0cm" fo:margin-right="0cm" fo:text-indent="0cm" style:auto-text-indent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39" style:family="paragraph" style:parent-style-name="Heading_20_2" style:list-style-name="L5">
      <style:paragraph-properties fo:margin-left="0cm" fo:margin-right="0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0" style:family="paragraph" style:parent-style-name="Text_20_body" style:list-style-name="L1">
      <style:text-properties fo:font-size="12pt" style:font-size-asian="12pt" style:font-size-complex="12pt"/>
    </style:style>
    <style:style style:name="P41" style:family="paragraph" style:parent-style-name="Text_20_body" style:list-style-name="L2">
      <style:text-properties fo:font-size="12pt" style:font-size-asian="12pt" style:font-size-complex="12pt"/>
    </style:style>
    <style:style style:name="P42" style:family="paragraph" style:parent-style-name="Text_20_body" style:list-style-name="L2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3" style:family="paragraph" style:parent-style-name="Text_20_body" style:list-style-name="L4">
      <style:paragraph-properties fo:text-align="justify" style:justify-single-word="false">
        <style:tab-stops/>
      </style:paragraph-properties>
      <style:text-properties fo:font-size="12pt" fo:language="pt" fo:country="BR" style:font-size-asian="12pt" style:font-size-complex="12pt"/>
    </style:style>
    <style:style style:name="P44" style:family="paragraph" style:parent-style-name="Text_20_body" style:list-style-name="L4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5" style:family="paragraph" style:parent-style-name="Text_20_body" style:list-style-name="L5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6" style:family="paragraph" style:parent-style-name="Text_20_body" style:list-style-name="L6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7" style:family="paragraph" style:parent-style-name="Text_20_body" style:list-style-name="L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8" style:family="paragraph" style:parent-style-name="Text_20_body" style:list-style-name="L8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49" style:family="paragraph" style:parent-style-name="Text_20_body" style:list-style-name="L2">
      <style:text-properties fo:font-size="12pt" fo:language="pt" fo:country="BR" style:font-size-asian="12pt" style:font-size-complex="12pt"/>
    </style:style>
    <style:style style:name="P50" style:family="paragraph" style:parent-style-name="Text_20_body" style:list-style-name="L4">
      <style:text-properties fo:font-size="12pt" fo:language="pt" fo:country="BR" style:font-size-asian="12pt" style:font-size-complex="12pt"/>
    </style:style>
    <style:style style:name="P51" style:family="paragraph" style:parent-style-name="Text_20_body" style:list-style-name="L2">
      <style:paragraph-properties fo:text-align="justify" style:justify-single-word="false">
        <style:tab-stops/>
      </style:paragraph-properties>
    </style:style>
    <style:style style:name="P52" style:family="paragraph" style:parent-style-name="Text_20_body" style:list-style-name="L4">
      <style:paragraph-properties fo:text-align="justify" style:justify-single-word="false"/>
    </style:style>
    <style:style style:name="P53" style:family="paragraph" style:parent-style-name="Text_20_body" style:list-style-name="L1">
      <style:paragraph-properties fo:text-align="justify" style:justify-single-word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54" style:family="paragraph" style:parent-style-name="Text_20_body" style:list-style-name="L8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55" style:family="paragraph" style:parent-style-name="Text_20_body" style:list-style-name="L2">
      <style:text-properties style:font-name="Times New Roman" fo:font-size="12pt" fo:language="pt" fo:country="BR" style:font-size-asian="12pt" style:font-size-complex="12pt"/>
    </style:style>
    <style:style style:name="P56" style:family="paragraph" style:parent-style-name="Text_20_body" style:list-style-name="L2">
      <style:paragraph-properties fo:text-align="justify" style:justify-single-word="false">
        <style:tab-stops/>
      </style:paragraph-properties>
      <style:text-properties style:font-name="Times New Roman" fo:font-size="12pt" style:font-size-asian="12pt" style:font-size-complex="12pt"/>
    </style:style>
    <style:style style:name="P57" style:family="paragraph" style:parent-style-name="Text_20_body" style:list-style-name="L2">
      <style:text-properties style:font-name="Times New Roman" fo:font-size="12pt" style:font-size-asian="12pt" style:font-size-complex="12pt"/>
    </style:style>
    <style:style style:name="P58" style:family="paragraph" style:parent-style-name="Text_20_body" style:list-style-name="L2"/>
    <style:style style:name="P59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 style:writing-mode="lr-tb"/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60" style:family="paragraph" style:parent-style-name="Text_20_body" style:list-style-name="WW8Num7">
      <style:paragraph-properties fo:margin-left="0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61" style:family="paragraph" style:parent-style-name="Text_20_body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2" style:family="paragraph" style:parent-style-name="Text_20_body" style:list-style-name="L2">
      <style:paragraph-properties fo:margin-left="0cm" fo:margin-right="0cm" fo:text-indent="0cm" style:auto-text-indent="false"/>
      <style:text-properties fo:font-size="12pt" fo:language="pt" fo:country="BR" style:font-size-asian="12pt" style:font-size-complex="12pt"/>
    </style:style>
    <style:style style:name="P63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4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65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66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67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68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69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70" style:family="paragraph" style:parent-style-name="Text_20_body" style:list-style-name="L2">
      <style:paragraph-properties fo:margin-left="0cm" fo:margin-right="0cm" fo:text-indent="0cm" style:auto-text-indent="false"/>
    </style:style>
    <style:style style:name="P71" style:family="paragraph" style:parent-style-name="Text_20_body" style:list-style-name="L5">
      <style:paragraph-properties fo:margin-left="0cm" fo:margin-right="0cm" fo:text-align="justify" style:justify-single-word="false" fo:text-indent="0cm" style:auto-text-indent="false"/>
    </style:style>
    <style:style style:name="P72" style:family="paragraph" style:parent-style-name="Text_20_body" style:list-style-name="WW8Num7">
      <style:paragraph-properties fo:margin-left="1.349cm" fo:margin-right="0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P73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</style:style>
    <style:style style:name="P74" style:family="paragraph" style:parent-style-name="Text_20_body" style:list-style-name="WW8Num7">
      <style:paragraph-properties fo:margin-left="1.799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75" style:family="paragraph" style:parent-style-name="Text_20_body" style:list-style-name="WW8Num7">
      <style:paragraph-properties fo:margin-left="1.376cm" fo:margin-right="0cm" fo:text-indent="0cm" style:auto-text-indent="false">
        <style:tab-stops/>
      </style:paragraph-properties>
      <style:text-properties fo:font-size="12pt" style:font-size-asian="12pt" style:font-size-complex="12pt"/>
    </style:style>
    <style:style style:name="P76" style:family="paragraph" style:parent-style-name="Text_20_body" style:list-style-name="L1">
      <style:paragraph-properties fo:margin-left="2.54cm" fo:margin-right="0cm" fo:text-indent="-0.635cm" style:auto-text-indent="false"/>
    </style:style>
    <style:style style:name="P77" style:family="paragraph" style:parent-style-name="Text_20_body" style:list-style-name="L2">
      <style:paragraph-properties fo:margin-left="1.931cm" fo:margin-right="0cm" fo:text-indent="0.026cm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78" style:family="paragraph" style:parent-style-name="Text_20_body" style:list-style-name="L2">
      <style:paragraph-properties fo:margin-left="2.461cm" fo:margin-right="0cm" fo:text-indent="-0.423cm" style:auto-text-indent="false">
        <style:tab-stops>
          <style:tab-stop style:position="2.037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Text_20_body" style:list-style-name="L2">
      <style:paragraph-properties fo:margin-left="2.566cm" fo:margin-right="0cm" fo:text-indent="0cm" style:auto-text-indent="false"/>
    </style:style>
    <style:style style:name="P80" style:family="paragraph" style:parent-style-name="Text_20_body" style:list-style-name="L2">
      <style:paragraph-properties fo:margin-left="1.931cm" fo:margin-right="0cm" fo:text-indent="0cm" style:auto-text-indent="false"/>
      <style:text-properties fo:font-size="12pt" fo:language="pt" fo:country="BR" style:font-size-asian="12pt" style:font-size-complex="12pt"/>
    </style:style>
    <style:style style:name="P81" style:family="paragraph" style:parent-style-name="Text_20_body" style:list-style-name="L2">
      <style:paragraph-properties fo:margin-left="1.958cm" fo:margin-right="0cm" fo:text-align="justify" style:justify-single-word="false" fo:text-indent="0cm" style:auto-text-indent="false">
        <style:tab-stops/>
      </style:paragraph-properties>
    </style:style>
    <style:style style:name="P82" style:family="paragraph" style:parent-style-name="Text_20_body" style:list-style-name="L2">
      <style:paragraph-properties fo:margin-left="1.984cm" fo:margin-right="0cm" fo:text-indent="0cm" style:auto-text-indent="false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83" style:family="paragraph" style:parent-style-name="Text_20_body" style:list-style-name="L2">
      <style:paragraph-properties fo:margin-left="2.487cm" fo:margin-right="0cm" fo:text-indent="-0.635cm" style:auto-text-indent="false">
        <style:tab-stops/>
      </style:paragraph-properties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imes New Roman" fo:font-size="12pt" fo:language="pt" fo:country="BR" style:font-size-asian="12pt" style:font-size-complex="12pt"/>
    </style:style>
    <style:style style:name="T8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0" style:family="text">
      <style:text-properties style:font-name="Times New Roman" fo:font-size="12pt" fo:language="pt" fo:country="BR" fo:font-weight="bold" style:font-size-asian="12pt" style:font-weight-asian="bold" style:font-size-complex="12pt" style:font-weight-complex="bold"/>
    </style:style>
    <style:style style:name="T11" style:family="text">
      <style:text-properties style:font-name="Times New Roman" fo:font-size="12pt" style:font-size-asian="12pt" style:font-size-complex="12pt"/>
    </style:style>
    <style:style style:name="T12" style:family="text">
      <style:text-properties style:font-name="Times New Roman" style:letter-kerning="true" style:font-name-asian="Times New Roman" style:language-asian="zh" style:country-asian="CN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12pt" fo:language="pt" fo:country="BR" style:font-size-asian="12pt" style:font-size-complex="1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style="italic" style:font-style-asian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Memória Virtual<text:line-break/>Caso de uso: GerenciarInstituição</text:p>
      <text:p text:style-name="P17"/>
      <text:h text:style-name="Heading_20_1" text:outline-level="1">Breve Descrição</text:h>
      <text:p text:style-name="P15">Esse caso de uso permite que o Admininistrador crie o cadastro de uma instituição no sistema, exclua o cadastro de uma instituição do sistema e/ou altere os dados de uma instituição no sistema. Além disso, permite que o Gerente altere os dados <text:s/>da instituição que gerencia.</text:p>
      <text:h text:style-name="Heading_20_1" text:outline-level="1">Breve Descrição dos Atores</text:h>
      <text:p text:style-name="Standard"><text:span text:style-name="T4"><text:tab/>- Administrador (do Sistema): C</text:span><text:span text:style-name="T6">adastra, exclui e altera os dados de qualquer <text:tab/>instituição.</text:span></text:p>
      <text:p text:style-name="P14"><text:tab/>- Gerente (da Instituição): Altera os dados de sua própria instituição.</text:p>
      <text:h text:style-name="Heading_20_1" text:outline-level="1">Pré-condições</text:h>
      <text:p text:style-name="P15">- O usuário está logado no sistema.</text:p>
      <text:h text:style-name="Heading_20_1" text:outline-level="1">Fluxo Básico de Eventos</text:h>
      <text:list xml:id="list20293247" text:style-name="WW8Num7">
        <text:list-header>
          <text:p text:style-name="P72">1. O Administrador/Gerente seleciona a opção “Gerenciar Instituição” e o sistema exibe uma tela com as opções:</text:p>
          <text:list>
            <text:list-item>
              <text:list>
                <text:list-item>
                  <text:list>
                    <text:list-header>
                      <text:p text:style-name="P73"><text:span text:style-name="T13">- “Cadastrar Instituição” que só será exibida para o Administrador, respeitando o definido na seção </text:span><text:span text:style-name="T14">Breve Descrição dos Atores</text:span><text:span text:style-name="T13">;</text:span></text:p>
                    </text:list-header>
                  </text:list>
                </text:list-item>
              </text:list>
              <text:p text:style-name="P60"><text:s/><text:tab/> <text:s text:c="4"/>- “Editar Instituição”;</text:p>
              <text:p text:style-name="P73"><text:span text:style-name="T13">- “Excluir Instituição” que só será exibida para o Administrador, respeitando o definido na seção </text:span><text:span text:style-name="T14">Breve Descrição dos Atores</text:span><text:span text:style-name="T13">;</text:span></text:p>
              <text:p text:style-name="P74">- “Voltar a Tela Inicial”;</text:p>
              <text:p text:style-name="P75">2. O usuário seleciona a opção desejada e realiza suas operações referentes a opção escolhida acima;</text:p>
            </text:list-item>
          </text:list>
          <text:p text:style-name="P75">3. O sistema valida a operação;</text:p>
          <text:p text:style-name="P75">4. O caso de uso é encerrado.</text:p>
        </text:list-header>
      </text:list>
      <text:h text:style-name="Heading_20_1" text:outline-level="1">Fluxos Alternativos</text:h>
      <text:h text:style-name="P34" text:outline-level="2" text:is-list-header="true">Fluxo Alternativo 1</text:h>
      <text:p text:style-name="P19"><text:span text:style-name="T7"><text:s/></text:span><text:span text:style-name="T8">Se no </text:span><text:span text:style-name="T7">Fluxo Básico</text:span><text:span text:style-name="T8"> a qualquer momento o usuário selecionar a opção “Voltar a Tela Inicial” o caso de uso termina.</text:span></text:p>
      <text:p text:style-name="P30"/>
      <text:p text:style-name="P30"/>
      <text:h text:style-name="P34" text:outline-level="2" text:is-list-header="true"><text:soft-page-break/>Fluxo Alternativo 2</text:h>
      <text:p text:style-name="P22"><text:s/>Se no passo <text:s/>1 do <text:span text:style-name="T16">Fluxo Básico</text:span> o Administrador seleciona a opção “Cadastrar Instituição”, então:</text:p>
      <text:list xml:id="list20291333" text:style-name="L1">
        <text:list-item>
          <text:list>
            <text:list-item>
              <text:list>
                <text:list-item>
                  <text:p text:style-name="P40">O sistema apresenta a tela de cadastramento de instituição, contendo os seguintes campos editáveis:</text:p>
                  <text:p text:style-name="P40">- campo “Nome da Instituição”, preenchimento obrigatório;</text:p>
                  <text:p text:style-name="P40">- Localização da Instituição: (preenchimento obrigatório);</text:p>
                  <text:list>
                    <text:list-header>
                      <text:p text:style-name="P40">- campos “Endereço” (Rua, Número, Bairro);</text:p>
                      <text:p text:style-name="P40">- <text:s/>campo "Cidade”;</text:p>
                      <text:p text:style-name="P40">- campo “Estado” no formato: XX;</text:p>
                      <text:p text:style-name="P40">- campo “CEP” no formato:(DDD)XXXXX-XXX;</text:p>
                      <text:list>
                        <text:list-item>
                          <text:list>
                            <text:list-header>
                              <text:p text:style-name="P76"><text:span text:style-name="T13">- campo “</text:span><text:span text:style-name="T9">Telefone” no formato: (DDD)XXXX-XXXX;</text:span></text:p>
                            </text:list-header>
                          </text:list>
                        </text:list-item>
                      </text:list>
                    </text:list-header>
                  </text:list>
                  <text:p text:style-name="P53"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7"><text:s text:c="2"/><text:tab/><text:tab/>- opção “Cancelar” para desistir de cadastrar uma Instituição no 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266376" text:style-name="L2">
        <text:list-item>
          <text:list>
            <text:list-item>
              <text:list>
                <text:list-item>
                  <text:p text:style-name="P77">Após preencher todos os dados obrigatórios o usuário confirma a operação, selecionando a opção “Salvar”;</text:p>
                </text:list-item>
                <text:list-item>
                  <text:p text:style-name="P77">O sistema valida o cadastramento e exibe a mensagem “Cadastro Concluído com Sucesso”;</text:p>
                </text:list-item>
                <text:list-item>
                  <text:p text:style-name="P78">O caso de uso retorna ao passo 3 do fluxo básico.</text:p>
                </text:list-item>
              </text:list>
              <text:h text:style-name="P35" text:outline-level="2">Fluxo Alternativo 3</text:h>
            </text:list-item>
          </text:list>
        </text:list-item>
      </text:list>
      <text:p text:style-name="P20">Se no passo 2 do <text:span text:style-name="T16">Fluxo Alternativo 2 </text:span><text:span text:style-name="T8">o Administrador clica em "Salvar” sem ter preenchido </text:span><text:span text:style-name="Fonte_20_parág._20_padrão"><text:span text:style-name="T7">todos os campos, então:</text:span></text:span></text:p>
      <text:p text:style-name="P23"><text:s/>1. <text:s/>O sistema exibe a mensagem:</text:p>
      <text:p text:style-name="P24">a. “O campo &lt;nome do campo&gt; não foi preenchido”;</text:p>
      <text:list xml:id="list20293880" text:style-name="L3">
        <text:list-item>
          <text:p text:style-name="P31">O caso de uso retorna ao passo 1 do fluxo alternativo 2.</text:p>
        </text:list-item>
      </text:list>
      <text:p text:style-name="P32"/>
      <text:list xml:id="list20291060" text:continue-list="list20266376" text:style-name="L2">
        <text:list-item>
          <text:list>
            <text:list-header>
              <text:h text:style-name="P35" text:outline-level="2">Fluxo Alternativo 4</text:h>
            </text:list-header>
          </text:list>
          <text:p text:style-name="P58"><text:span text:style-name="T13">Se no passo <text:s/>1 do </text:span><text:span text:style-name="T14">Fluxo Básico</text:span><text:span text:style-name="T13"> <text:s/>o Administrador/Gerente seleciona a opção “Editar Instituição”, então:</text:span></text:p>
          <text:p text:style-name="P41">1. O sistema exibe uma tela contendo:</text:p>
          <text:list>
            <text:list-item>
              <text:list>
                <text:list-header>
                  <text:p text:style-name="P79"><text:soft-page-break/><text:span text:style-name="T13"><text:s/></text:span><text:span text:style-name="T15">- campo para inserir “Nome da Instituição” para buscar a Instituiçã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</text:list-header>
              </text:list>
              <text:p text:style-name="P42">- opção “Confirmar” para confirmar nome de Instituição fornecido;</text:p>
              <text:p text:style-name="P56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  <text:p text:style-name="P80">2. O Administrador/Gerente digita o nome da Instituição a ser editada ou a escolhe na lista apresentada e seleciona a opção “Confirma”;</text:p>
              <text:list text:continue-numbering="true">
                <text:list-header>
                  <text:p text:style-name="P81"><text:span text:style-name="T15">3. O sistema dá continuidade ao processo de edição exibindo uma tela contendo </text:span><text:span text:style-name="T8">os <text:s/>seguintes campos editáveis, com preenchimento não obrigatório, para alteração dos dados:</text:span></text:p>
                </text:list-header>
              </text:list>
              <text:p text:style-name="P49">- campo “Nome da Instituição”. O campo aparece preenchido pelo nome atual registrado no sistema; </text:p>
              <text:list>
                <text:list-item>
                  <text:list>
                    <text:list-item>
                      <text:list>
                        <text:list-header>
                          <text:p text:style-name="P70"><text:span text:style-name="T13"><text:s/><text:tab/><text:tab/>- Localização da Instituição:(</text:span><text:span text:style-name="T15">Os campos aparecem preenchidos pelos <text:s/><text:tab/><text:tab/>dados atuais registrados no sistema)</text:span><text:span text:style-name="T13">;</text:span></text:p>
                          <text:p text:style-name="P61"><text:s/><text:tab/><text:tab/><text:tab/>- campos “Endereço” (Rua, Número, Bairro);</text:p>
                        </text:list-header>
                      </text:list>
                      <text:p text:style-name="P41">- <text:s/>campo "Cidade”;</text:p>
                      <text:p text:style-name="P41">- campo “Estado” no formato: XX;</text:p>
                      <text:p text:style-name="P41">- campo “CEP” no formato:(DDD)XXXXX-XXX;</text:p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62"><text:s/><text:tab/><text:tab/><text:tab/>- campo “<text:span text:style-name="T12">Telefone” no formato: (DDD)XXXX-XXXX;</text:span>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55">- opção “Salvar” alterações nos dados;</text:p>
              <text:list text:continue-numbering="true">
                <text:list-header>
                  <text:p text:style-name="P66"><text:s/><text:tab/><text:tab/>- opção “Voltar” para voltar à tela de seleção da Instituição a ser editada;</text:p>
                </text:list-header>
              </text:list>
              <text:p text:style-name="P55">- opção “Cancelar” para deixar a opção “Editar Instituição” sem alterar nenhum dado;</text:p>
              <text:p text:style-name="P82">4. O <text:s/>Administrador/Gerente seleciona o(s) campos referentes aos dado(s) que deseja alterar e informa os novos dados que deseja;</text:p>
            </text:list-item>
          </text:list>
          <text:p text:style-name="P51"><text:span text:style-name="T11">5. Após as alterações desejadas, o </text:span><text:span text:style-name="T2">Administrador/Gerente</text:span><text:span text:style-name="T11"> seleciona a opção Salvar para registrar as mudanças no sistema.</text:span></text:p>
          <text:p text:style-name="P57">6. O sistema exibe a mensagem “Alterações realizadas com sucesso” e redireciona para a página principal do sistema;</text:p>
          <text:list>
            <text:list-item>
              <text:list>
                <text:list-header>
                  <text:p text:style-name="P61"><text:s text:c="18"/>7. O caso de uso retorna ao passo 3 do fluxo básico.</text:p>
                </text:list-header>
              </text:list>
            </text:list-item>
          </text:list>
        </text:list-item>
      </text:list>
      <text:p text:style-name="P5"/>
      <text:p text:style-name="P6"/>
      <text:list xml:id="list20296603" text:continue-numbering="true" text:style-name="L2">
        <text:list-item>
          <text:list>
            <text:list-header>
              <text:h text:style-name="P35" text:outline-level="2"><text:soft-page-break/>Fluxo Alternativo 5</text:h>
              <text:p text:style-name="P61"><text:s/><text:tab/>Se no passo <text:s/>1 do <text:span text:style-name="T16">Fluxo Básico</text:span> <text:s/>o Administrador seleciona a opção “Excluir <text:tab/>Instituição”, então:</text:p>
              <text:list text:continue-numbering="true">
                <text:list-header>
                  <text:p text:style-name="P61"><text:s/><text:tab/>1. O sistema exibe uma tela contendo:</text:p>
                  <text:p text:style-name="P83"><text:span text:style-name="T13"><text:s/></text:span><text:span text:style-name="T15">- campo para inserir “Nome da Instituição” para buscar a Instituição que se deseja exclui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. Assim, o usuário tem a opção de terminar de escrever o nome desejado ou o selecionar na lista que foi apresentada; </text:span></text:p>
                  <text:list>
                    <text:list-header>
                      <text:p text:style-name="P63"><text:s/><text:tab/><text:tab/>- opção para selecionar o “Prazo de Validade” do pedido de exclusão que <text:tab/><text:tab/>pode ser de 1 a 30 dias (preenchimento obrigatório, caso essa opção esteja <text:tab/><text:tab/>disponível no sistema);</text:p>
                    </text:list-header>
                  </text:list>
                </text:list-header>
              </text:list>
              <text:p text:style-name="P42">- opção “Confirmar” para confirmar nome de Instituição fornecido;</text:p>
              <text:p text:style-name="P57"><text:span text:style-name="Fonte_20_parág._20_padrão"><text:span text:style-name="T18">- </text:span></text:span><text:span text:style-name="Fonte_20_parág._20_padrão"><text:span text:style-name="T17">opção</text:span></text:span><text:span text:style-name="Fonte_20_parág._20_padrão"><text:span text:style-name="T18"> </text:span></text:span><text:span text:style-name="Fonte_20_parág._20_padrão"><text:span text:style-name="T17">“Cancelar” para sair da opção de edição de dados;</text:span></text:span></text:p>
            </text:list-header>
          </text:list>
        </text:list-item>
      </text:list>
      <text:list xml:id="list20264368" text:style-name="L4">
        <text:list-item>
          <text:p text:style-name="P50">O Administrador digita o nome da Instituição a ser excluída ou a seleciona na lista apresentada, em seguida ele seleciona o prazo de validade que o pedido de exclusão deve ter e seleciona a opção “Confirma”;</text:p>
        </text:list-item>
        <text:list-item>
          <text:p text:style-name="P44">O sistema dá continuidade ao processo de exclusão exibindo uma tela contendo:</text:p>
          <text:p text:style-name="P44">- Nome da Instituição solicitada;</text:p>
          <text:p text:style-name="P43">- Nome do Gerente da Insituição a ser excluída;</text:p>
          <text:p text:style-name="P43">- campo editável para “Justificar” a exclusão, com no máximo 300 caracteres considerando espaços (preenchimento obrigatório);</text:p>
          <text:p text:style-name="P43">- o Prazo de Validade do pedido de exclusão;</text:p>
          <text:p text:style-name="P44">- opção “Excluir Instituição” para confirmar o pedido de exclusão;</text:p>
          <text:p text:style-name="P44">- opção “Voltar” para voltar à tela de seleção de Instituição a ser excluída;</text:p>
          <text:p text:style-name="P44">- opção “Cancelar” para sair da opção de exclusão;</text:p>
        </text:list-item>
        <text:list-item>
          <text:p text:style-name="P52"><text:span text:style-name="Fonte_20_parág._20_padrão"><text:span text:style-name="T15">O Administrador preenche a justificativa de exclusão do usuário;</text:span></text:span></text:p>
        </text:list-item>
        <text:list-item>
          <text:p text:style-name="P52"><text:span text:style-name="Fonte_20_parág._20_padrão"><text:span text:style-name="T15">O Administrador seleciona a opção “Excluir Instituição”;</text:span></text:span></text:p>
        </text:list-item>
        <text:list-item>
          <text:p text:style-name="P52"><text:span text:style-name="Fonte_20_parág._20_padrão"><text:span text:style-name="T15">O sistema exibe:</text:span></text:span></text:p>
          <text:p text:style-name="P43">- uma lista, em ordem alfabética, com nomes dos demais Administradores Cadastrados no Sistema para que ele escolha qual deve autorizar a operação de exclusão;</text:p>
          <text:p text:style-name="P43"><text:soft-page-break/>- opção “Confirmar” para confirmar escolha do Administrador que autorizará a exclusão e dar continuidade ao processo;</text:p>
          <text:p text:style-name="P44">- opção “Cancelar” para sair da opção de exclusão;</text:p>
        </text:list-item>
        <text:list-item>
          <text:p text:style-name="P52"><text:span text:style-name="Fonte_20_parág._20_padrão"><text:span text:style-name="T15">O Administrador escolhe na lista outro Administrador para autorizar a operação;</text:span></text:span></text:p>
        </text:list-item>
        <text:list-item>
          <text:p text:style-name="P52"><text:span text:style-name="Fonte_20_parág._20_padrão"><text:span text:style-name="T15">O Administrador seleciona a opção “Confirmar”;</text:span></text:span></text:p>
        </text:list-item>
        <text:list-item>
          <text:p text:style-name="P44">O sistema valida o pedido de exclusão e envia para o e-mail do Administrador escolhido para autorizar o procedimento um link (url) de confirmação de exclusão, contendo:</text:p>
          <text:p text:style-name="P44">- o Nome da Instituição a ser excluída;</text:p>
          <text:p text:style-name="P44">- Nome do Gerente da Insituição a ser excluída;</text:p>
          <text:p text:style-name="P44">- justificativa da exclusão;</text:p>
          <text:p text:style-name="P44">- prazo de validade do pedido de exclusão;</text:p>
          <text:p text:style-name="P50">- opção “Confirmar Exclusão”;</text:p>
          <text:p text:style-name="P50">- opção “Não Confirmar Exclusão”.</text:p>
        </text:list-item>
        <text:list-item>
          <text:p text:style-name="P50"><text:s text:c="3"/>O Administrador que recebeu o e-mail, confirma a operação de exclusão;</text:p>
        </text:list-item>
        <text:list-item>
          <text:p text:style-name="P50"><text:s/>O sistema valida a operação de exclusão;</text:p>
        </text:list-item>
        <text:list-item>
          <text:p text:style-name="P50">O caso de uso retorna <text:s/>ao passo 3 do fluxo básico.</text:p>
        </text:list-item>
      </text:list>
      <text:p text:style-name="P9">Fluxo Alternativo 6</text:p>
      <text:p text:style-name="P16">Se no passo 4 do <text:span text:style-name="T5">Fluxo Alternativo 5</text:span> o Administrador não preencher o campo de justificativa, então:</text:p>
      <text:p text:style-name="P16">1. <text:tab/>O sistema exibe a mensagem “Preencha a justificativa para o pedido de exclusão”;</text:p>
      <text:p text:style-name="P16">2. <text:tab/>O sistema retorna ao passo 3 do fluxo alternativo 5.</text:p>
      <text:p text:style-name="P9">Fluxo Alternativo 7</text:p>
      <text:p text:style-name="P18"><text:span text:style-name="Fonte_20_parág._20_padrão"><text:span text:style-name="T15">Se no passo 8 do </text:span></text:span><text:span text:style-name="Fonte_20_parág._20_padrão"><text:span text:style-name="T10">Fluxo Alternativo 5</text:span></text:span><text:span text:style-name="Fonte_20_parág._20_padrão"><text:span text:style-name="T15"> o Administrador não selecionou outro Administrador para autorizar a operação, então:</text:span></text:span></text:p>
      <text:p text:style-name="P25"><text:span text:style-name="Fonte_20_parág._20_padrão"><text:span text:style-name="T15">1. <text:tab/>O sistema exibe a mensagem “É necessário selecionar um Administrador <text:s/>para autorizar o pedido de exclusão”;</text:span></text:span></text:p>
      <text:p text:style-name="P26">2. <text:tab/>O sistema retorna ao passo 6 do fluxo alternativo 5.</text:p>
      <text:p text:style-name="P9">Fluxo Alternativo 8</text:p>
      <text:p text:style-name="P16">Se no passo 10 do <text:span text:style-name="Fonte_20_parág._20_padrão"><text:span text:style-name="T5">Fluxo Alternativo 5</text:span></text:span> o Administrador não selecionar nenhuma opção (Confirmar ou Não), durante o prazo de validade do pedido de exclusão, então: </text:p>
      <text:p text:style-name="P8"><text:s text:c="17"/>1. O pedido de exclusão é eliminado do sistema;</text:p>
      <text:p text:style-name="P8"><text:soft-page-break/><text:s text:c="17"/>2. O caso de uso termina.</text:p>
      <text:p text:style-name="P9">Fluxo Alternativo 9</text:p>
      <text:p text:style-name="P27"><text:span text:style-name="Fonte_20_parág._20_padrão"><text:span text:style-name="T15"><text:tab/>Se no passo 10 do </text:span></text:span><text:span text:style-name="Fonte_20_parág._20_padrão"><text:span text:style-name="T10">Fluxo Alternativo 5</text:span></text:span><text:span text:style-name="Fonte_20_parág._20_padrão"><text:span text:style-name="T15"> o Administrador seleciona a opção <text:tab/>“Confirmar Exclusão”, fora do prazo de validade do pedido de exclusão, então: </text:span></text:span></text:p>
      <text:p text:style-name="P8"><text:tab/> <text:s text:c="2"/>1. O sistema exibe a mensagem “O Prazo de Confirmação Expirou”;</text:p>
      <text:p text:style-name="P8"><text:tab/> <text:s text:c="2"/>2. O caso de uso é encerrado;</text:p>
      <text:p text:style-name="P9">Fluxo Alternativo 10</text:p>
      <text:p text:style-name="P27"><text:span text:style-name="Fonte_20_parág._20_padrão"><text:span text:style-name="T15"><text:tab/>Se no passo 10 do </text:span></text:span><text:span text:style-name="Fonte_20_parág._20_padrão"><text:span text:style-name="T10">Fluxo Alternativo 5 </text:span></text:span><text:span text:style-name="Fonte_20_parág._20_padrão"><text:span text:style-name="T15">o Administrador seleciona a opção “Não <text:tab/>Confirmar Exclusão”, durante o prazo de validade do pedido de exclusão, então: </text:span></text:span></text:p>
      <text:p text:style-name="P8"><text:tab/> <text:s text:c="2"/>1. A Instituição não é excluída do sistema;</text:p>
      <text:p text:style-name="P11"><text:tab/> <text:s/><text:span text:style-name="T13"><text:s/></text:span><text:span text:style-name="T11">2. O caso de uso é encerrado;</text:span></text:p>
      <text:p text:style-name="P10">Fluxo Alternativo 11</text:p>
      <text:p text:style-name="P7"><text:tab/>Se no passo 12 <text:span text:style-name="Fonte_20_parág._20_padrão">do </text:span><text:span text:style-name="Fonte_20_parág._20_padrão"><text:span text:style-name="T5">Fluxo Alternativo 5 </text:span></text:span>a Instituição a ser excluída estiver <text:s/><text:tab/>associado a algum bem patrimonial no sistema uma lista de backup com os dados <text:s/><text:tab/>dos seus bens <text:tab/>patrimoniais é gerada e mantida no sistema.</text:p>
      <text:p text:style-name="P7"/>
      <text:list xml:id="list20281004" text:style-name="L5">
        <text:list-item>
          <text:list>
            <text:list-header>
              <text:h text:style-name="P36" text:outline-level="2">Fluxo Alternativo 12</text:h>
              <text:list>
                <text:list-header>
                  <text:p text:style-name="P71"><text:span text:style-name="T15"><text:s/><text:tab/>Se no passo 2 dos </text:span><text:span text:style-name="T10">Fluxos Alternativos 4 ou 5</text:span><text:span text:style-name="T15"> o Administrador/Gerente <text:s text:c="2"/><text:tab/>(respeitando o caso de uso) tentar selecionar <text:tab/>a opção “Confirmar” sem ter <text:tab/>inserido ou selecionado nenhum nome na lista ou sem ter selecionado um prazo <text:tab/>de validade para o convite (Somente no fluxo 10), então respectivamente:</text:span></text:p>
                </text:list-header>
              </text:list>
              <text:p text:style-name="P65"><text:s/><text:tab/>1. O sistema exibe a mensagem “Insira um Nome ou Parte do nome desejado e <text:tab/>então o selecione na lista”;</text:p>
            </text:list-header>
          </text:list>
          <text:p text:style-name="P65"><text:s/><text:tab/>2. O sistema exibe a mensagem “Selecione o prazo de validade do convite” <text:tab/>(Somente no fluxo 5);</text:p>
          <text:list>
            <text:list-item>
              <text:list>
                <text:list-item>
                  <text:list>
                    <text:list-header>
                      <text:p text:style-name="P68"><text:s/><text:tab/>3. O sistema retorna ao passo 1 dos fluxos alternativos 4 ou 5 respectivamente.</text:p>
                    </text:list-header>
                  </text:list>
                </text:list-item>
              </text:list>
              <text:h text:style-name="P37" text:outline-level="2">Fluxo Alternativo 13</text:h>
            </text:list-item>
          </text:list>
          <text:p text:style-name="P64"><text:s/><text:tab/>Se no passo 3 do <text:span text:style-name="T16">Fluxo Alternativo 4 ou 5</text:span> o nome inserido não for encontrado, <text:tab/>então:</text:p>
          <text:list text:continue-numbering="true">
            <text:list-header>
              <text:p text:style-name="P64"><text:s/><text:tab/>1. O sistema exibe a mensagem “Instituição não encontrada”;</text:p>
              <text:list>
                <text:list-item>
                  <text:list>
                    <text:list-header>
                      <text:p text:style-name="P69"><text:s/><text:tab/>2. O sistema retorna ao passo 1 para o fluxo alternativo 4 ou 5 respectivamente.</text:p>
                    </text:list-header>
                  </text:list>
                </text:list-item>
              </text:list>
              <text:h text:style-name="P37" text:outline-level="2">Fluxo Alternativo 14</text:h>
              <text:p text:style-name="P65"><text:s/><text:tab/>Se no passo 3 do <text:span text:style-name="T16">Fluxo Alternativo 4 ou 5</text:span> o Administrador/Gerente <text:s/><text:tab/>(respeitando o caso de uso) selecionar a <text:s/>opção “Voltar”, então:</text:p>
            </text:list-header>
          </text:list>
          <text:p text:style-name="P45"><text:soft-page-break/>1.<text:tab/>O sistema deve assegurar que as informações que estão sendo exibidas (da Instituição previamente selecionada) desapareçam antes de permitir que o campo de inserção de Nome para edição seja utilizado novamente;</text:p>
          <text:p text:style-name="P45">2.<text:tab/>O sistema só pode permitir a seleção de uma nova Instituição para edição dos dados quando a opção “Voltar” for selecionada, ou seja, o campo “Nome” deve ser desabilitado quando as informações de uma Instituição estiverem sendo exibidas e habilitado quando a condição 1 desse fluxo alternativo acontecer.</text:p>
          <text:list>
            <text:list-item>
              <text:list>
                <text:list-item>
                  <text:list>
                    <text:list-header>
                      <text:p text:style-name="P59"><text:s/><text:tab/> <text:s text:c="5"/>3. <text:tab/>O sistema volta ao passo 1 dos fluxos alternativos 4 ou 5 respectivamente.</text:p>
                    </text:list-header>
                  </text:list>
                </text:list-item>
              </text:list>
              <text:h text:style-name="P38" text:outline-level="2">Fluxo Alternativo 15</text:h>
              <text:list text:continue-numbering="true">
                <text:list-header>
                  <text:h text:style-name="P39" text:outline-level="2"><text:span text:style-name="T8"><text:s/><text:tab/>Se nos </text:span><text:span text:style-name="T7">Fluxo Alternativo 2, 4 ou 5 </text:span><text:span text:style-name="T8">a qualquer momento o usuário selecionar a <text:tab/>opção <text:tab/>“Cancelar” o caso de uso retorna ao passo 1 do Fluxo Básico.</text:span></text:h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13">Fluxo Básico: A base de dados do sistema referente as Instituições sofre <text:tab/>alterações.</text:span></text:p>
      <text:p text:style-name="P13"><text:tab/>Fluxo Alternativo 1: A base de dados do sistema referente as Instituições não <text:tab/>sofre alterações. </text:p>
      <text:p text:style-name="P13"><text:tab/>Fluxo Alternativo 2: Uma nova Instituição está cadastrada no sistema.</text:p>
      <text:p text:style-name="P13"><text:tab/>Fluxo Alternativo 3: O cadastro da Instituição está pendente.</text:p>
      <text:p text:style-name="P13"><text:tab/>Fluxo Alternativo 4: Os dados da Instituição foram alterados.</text:p>
      <text:p text:style-name="P13"><text:tab/>Fluxo Alternativo 5: A Instituição é excluida da base de dados.</text:p>
      <text:p text:style-name="P13"><text:tab/>Fluxo Alternativo 6: A exclusão da Instituição está pendente.</text:p>
      <text:p text:style-name="P13"><text:tab/>Fluxo Alternativo 7: A exclusão da Instituição está pendente.</text:p>
      <text:p text:style-name="P21">Fluxo Alternativo 8: <text:span text:style-name="T17">Não ocorre alteração na base de dados do sistema.</text:span></text:p>
      <text:p text:style-name="P21">Fluxo Alternativo 9: <text:span text:style-name="T17">Não ocorre alteração na base de dados do sistema.</text:span></text:p>
      <text:p text:style-name="P21">Fluxo Alternativo 10: <text:span text:style-name="T17">Não ocorre alteração na base de dados do sistema.</text:span></text:p>
      <text:p text:style-name="P21">Fluxo Alternativo 11: Uma lista de backup é criada.</text:p>
      <text:p text:style-name="P21">Fluxo Alternativo 12: <text:span text:style-name="T17">Não ocorre alteração na base de dados do sistema.</text:span></text:p>
      <text:p text:style-name="P21">Fluxo Alternativo 13: <text:span text:style-name="T17">Não ocorre alteração na base de dados do sistema.</text:span></text:p>
      <text:p text:style-name="P21">Fluxo Alternativo 14: <text:span text:style-name="T17">Não ocorre alteração na base de dados do sistema.</text:span></text:p>
      <text:p text:style-name="P21">Fluxo Alternativo 15: O cadastro da Instituição continua no sistema.</text:p>
      <text:h text:style-name="Heading_20_1" text:outline-level="1">Requisitos Especiais</text:h>
      <text:list xml:id="list20267490" text:style-name="L6">
        <text:list-item>
          <text:p text:style-name="P46">Requisito de Auditoria: o sistema salva no banco de dados o administrador/gerente que excluiu o usuário e o administrador/gerente que autorizou a operação.</text:p>
        </text:list-item>
        <text:list-item>
          <text:p text:style-name="P46">Segurança: A url enviada no e-mail, para que a exclusão possa ser autorizada, deve ser segura e codificada.</text:p>
        </text:list-item>
      </text:list>
      <text:list xml:id="list20294545" text:style-name="L7">
        <text:list-item>
          <text:p text:style-name="P47">Performance e Segurança: O sistema deve fazer uma verificação diária buscando exclusões pendentes (fora do prazo de validade estipulado) para manter a integridade do sistema.</text:p>
        </text:list-item>
      </text:list>
      <text:list xml:id="list20278163" text:style-name="L8">
        <text:list-item>
          <text:p text:style-name="P48"><text:soft-page-break/>Performance: A lista gerada no passo 2 deve ser similar a um combo box que é atualizado a cada letra inserida pelo usuário no campo Nome.</text:p>
        </text:list-item>
        <text:list-item>
          <text:p text:style-name="P54">Performance: A resposta do sistema para a busca do usuário deve ser realizada em até 1 segundo.</text:p>
        </text:list-item>
        <text:list-item>
          <text:p text:style-name="P29">Segurança: Se o usuário logado no sistema não for um dos tipos existentes na <text:span text:style-name="T16">Breve Descrição dos Atores</text:span> a opção “Gerenciar Insituição” não deve estar disponível.</text:p>
          <text:p text:style-name="P2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7705*"/>
    </style:style>
    <style:style style:name="Tabela2.B" style:family="table-column">
      <style:table-column-properties style:column-width="9.86cm" style:rel-column-width="41819*"/>
    </style:style>
    <style:style style:name="Tabela2.C" style:family="table-column">
      <style:table-column-properties style:column-width="3.775cm" style:rel-column-width="1601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7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1-07-19T00:16:28.01">2011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5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21</meta:editing-cycles>
    <meta:editing-duration>PT4H43M2S</meta:editing-duration>
    <meta:generator>BrOffice/3.3$Win32 LibreOffice_project/330m19$Build-202</meta:generator>
    <dc:date>2011-07-19T00:16:27.93</dc:date>
    <meta:document-statistic meta:table-count="2" meta:image-count="1" meta:object-count="0" meta:page-count="8" meta:paragraph-count="165" meta:word-count="2176" meta:character-count="12930"/>
  </office:meta>
</office:document-meta>
</file>